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text-properties style:font-name="Arial" fo:font-size="18pt" fo:font-weight="bold" style:font-size-asian="18pt" style:font-weight-asian="bold" style:font-size-complex="18pt" style:font-weight-complex="bold"/>
    </style:style>
    <style:style style:name="P4" style:family="paragraph" style:parent-style-name="Standard">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7" style:family="paragraph" style:parent-style-name="Standard" style:list-style-name="L1">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8" style:family="paragraph" style:parent-style-name="Standard" style:list-style-name="L2">
      <style:paragraph-properties fo:text-align="justify" style:justify-single-word="false"/>
      <style:text-properties style:font-name="Arial"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Zielhierachie</text:p>
      <text:p text:style-name="P3"/>
      <text:p text:style-name="P1">Strategische Ziele:</text:p>
      <text:p text:style-name="P1"/>
      <text:p text:style-name="P5">Als oberstes Ziel wird eine innovative Lösung entwickelt, die Straßenverkehrsteilnehmer beim Parken unterstützen. Die hilft den Parkenden auch langfristig beim Erkennen und Kennen von Parkplatzalternativen. Die gleichmäßige Belegung von Parkplätzen ist als weiteres Ziel zu definieren.</text:p>
      <text:p text:style-name="P5"/>
      <text:p text:style-name="P2">Taktische Ziele:</text:p>
      <text:p text:style-name="P2"/>
      <text:p text:style-name="P5">Mittelfristig soll eine Softwarelösung entwickelt werden, die von einer Community verwendet wird, und mit Hilfe der Kommunikationselemente des Systems gegenseitige Unterstützung zu ermöglichen. Die Anwendung soll Benutzern die schnellstmögliche Route zu freien Parkplätzen weisen. Zusätzlich soll dem Nutzer ermöglicht werden einen privaten Parkplatz anzubieten.</text:p>
      <text:p text:style-name="P5"/>
      <text:p text:style-name="P2">Operativen Ziele:</text:p>
      <text:p text:style-name="P2"/>
      <text:p text:style-name="P5">Um die oben genannten Ziele zu erreichen werden die folgende kurzfristigen Ziele umgesetzt:</text:p>
      <text:p text:style-name="P5"/>
      <text:list xml:id="list842365603073321492" text:style-name="L1">
        <text:list-item>
          <text:p text:style-name="P7">Ausarbeitung einer passenden Anforderungsanalyse</text:p>
          <text:p text:style-name="P7"/>
        </text:list-item>
        <text:list-item>
          <text:p text:style-name="P7">Die Anwendung eines geeigneten MCI-Vorgehensmodells</text:p>
          <text:p text:style-name="P7"/>
        </text:list-item>
        <text:list-item>
          <text:p text:style-name="P7">Die Entwicklung eines Prototyps zur Darstellung der Funktionen</text:p>
        </text:list-item>
      </text:list>
      <text:p text:style-name="P5"/>
      <text:p text:style-name="P5">Das System sollte zum Erreichen dieser Ziele folgende Funktionen aufweisen:</text:p>
      <text:p text:style-name="P5"/>
      <text:list xml:id="list7706520102439510025" text:style-name="L2">
        <text:list-item>
          <text:p text:style-name="P8">Einen umfassenden Katalog an Parkplatzstandorten mit zusätzlichen Informationen zur Parksituation.</text:p>
        </text:list-item>
      </text:list>
      <text:p text:style-name="P5"/>
      <text:list xml:id="list32630944" text:continue-numbering="true" text:style-name="L2">
        <text:list-item>
          <text:p text:style-name="P8">Die Ortung des eigenen Standortes und eine Wegbeschreibung zum nächsten freien Parkplatz.</text:p>
        </text:list-item>
      </text:list>
      <text:p text:style-name="P5"/>
      <text:list xml:id="list32620213" text:continue-numbering="true" text:style-name="L2">
        <text:list-item>
          <text:p text:style-name="P8">Umsetzung von Kommunikationsfunktionen für Nutzer. </text:p>
        </text:list-item>
      </text:list>
      <text:p text:style-name="P5"/>
      <text:p text:style-name="P5"/>
      <text:p text:style-name="P6"/>
      <text:p text:style-name="P5"/>
      <text:p text:style-name="P4"/>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5-11-04T12:45:52.54</dc:date>
    <dc:creator>bernd  schneider</dc:creator>
    <meta:editing-duration>PT10M11S</meta:editing-duration>
    <meta:editing-cycles>3</meta:editing-cycles>
    <meta:generator>OpenOffice/4.1.0$Win32 OpenOffice.org_project/410m18$Build-9764</meta:generator>
    <meta:document-statistic meta:table-count="0" meta:image-count="0" meta:object-count="0" meta:page-count="1" meta:paragraph-count="14" meta:word-count="160" meta:character-count="1283"/>
  </office:meta>
</office:document-meta>
</file>